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  <number:text>-</number:text>
      <number:year/>
    </number:dat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/>
      <number:text>-</number:text>
      <number:month number:textual="true"/>
    </number:dat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7:43:30.6500733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5T18:42:40.057492244</dc:date>
    <meta:editing-cycles>184</meta:editing-cycles>
    <meta:editing-duration>P2DT11H13M59S</meta:editing-duration>
    <meta:generator>LibreOffice/7.2.4.1$NetBSD_X86_64 LibreOffice_project/20$Build-1</meta:generator>
    <meta:document-statistic meta:table-count="1" meta:cell-count="541" meta:object-count="0"/>
    <meta:user-defined meta:name="AppVersion">15.0000</meta:user-defined>
  </office:meta>
</office:document-meta>
</file>